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25320" officeooo:paragraph-rsid="00125320"/>
    </style:style>
    <style:style style:name="P2" style:family="paragraph" style:parent-style-name="Preformatted_20_Text">
      <style:text-properties officeooo:rsid="00125320" officeooo:paragraph-rsid="00125320"/>
    </style:style>
    <style:style style:name="P3" style:family="paragraph" style:parent-style-name="Preformatted_20_Text">
      <style:text-properties style:font-name="Liberation Serif" fo:font-size="12pt" officeooo:rsid="00125320" officeooo:paragraph-rsid="00125320" style:font-size-asian="12pt" style:font-size-complex="12pt"/>
    </style:style>
    <style:style style:name="P4" style:family="paragraph" style:parent-style-name="Preformatted_20_Text">
      <style:text-properties style:font-name="Liberation Serif" fo:font-size="14pt" fo:font-weight="bold" officeooo:rsid="00125320" officeooo:paragraph-rsid="00125320" style:font-size-asian="14pt" style:font-weight-asian="bold" style:font-size-complex="14pt" style:font-weight-complex="bold"/>
    </style:style>
    <style:style style:name="P5" style:family="paragraph" style:parent-style-name="Preformatted_20_Text">
      <style:paragraph-properties fo:text-align="center" style:justify-single-word="false"/>
      <style:text-properties style:font-name="Liberation Serif" fo:font-size="24pt" fo:font-weight="normal" officeooo:rsid="00125320" officeooo:paragraph-rsid="00125320" style:font-size-asian="21pt" style:font-weight-asian="normal" style:font-size-complex="24pt" style:font-weight-complex="normal"/>
    </style:style>
    <style:style style:name="P6" style:family="paragraph" style:parent-style-name="Preformatted_20_Text">
      <style:paragraph-properties fo:text-align="center" style:justify-single-word="false"/>
      <style:text-properties style:font-name="Liberation Serif" fo:font-size="16pt" fo:font-weight="normal" officeooo:rsid="00125320" officeooo:paragraph-rsid="00125320" style:font-size-asian="14pt" style:font-weight-asian="normal" style:font-size-complex="16pt" style:font-weight-complex="normal"/>
    </style:style>
    <style:style style:name="P7" style:family="paragraph" style:parent-style-name="Standard">
      <style:text-properties style:font-name="Liberation Serif" fo:font-size="15pt" style:text-underline-style="solid" style:text-underline-width="auto" style:text-underline-color="font-color" fo:font-weight="bold" officeooo:rsid="00181505" officeooo:paragraph-rsid="00125320"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413160" officeooo:paragraph-rsid="00125320"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413160" officeooo:paragraph-rsid="00125320"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25320" officeooo:paragraph-rsid="00125320"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413160" officeooo:paragraph-rsid="00125320"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5071de" officeooo:paragraph-rsid="00125320" style:font-size-asian="15pt" style:font-weight-asian="normal" style:font-size-complex="15pt" style:font-weight-complex="normal"/>
    </style:style>
    <style:style style:name="T1" style:family="text">
      <style:text-properties officeooo:rsid="00125320"/>
    </style:style>
    <style:style style:name="T2" style:family="text">
      <style:text-properties style:font-name="Liberation Serif" fo:font-size="12pt" style:font-size-asian="12pt" style:font-size-complex="12pt"/>
    </style:style>
    <style:style style:name="T3" style:family="text">
      <style:text-properties style:text-underline-style="none"/>
    </style:style>
    <style:style style:name="T4" style:family="text">
      <style:text-properties style:text-underline-style="none" officeooo:rsid="00125320"/>
    </style:style>
    <style:style style:name="T5" style:family="text">
      <style:text-properties officeooo:rsid="00143b8c"/>
    </style:style>
    <style:style style:name="T6" style:family="text">
      <style:text-properties officeooo:rsid="0014729b"/>
    </style:style>
    <style:style style:name="T7" style:family="text">
      <style:text-properties officeooo:rsid="0016eae4"/>
    </style:style>
    <style:style style:name="T8" style:family="text">
      <style:text-properties officeooo:rsid="001750ab"/>
    </style:style>
    <style:style style:name="T9" style:family="text">
      <style:text-properties officeooo:rsid="00195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Coding Maintenance Guide</text:p>
      <text:p text:style-name="P6"/>
      <text:p text:style-name="P6"/>
      <text:p text:style-name="P6"/>
      <text:p text:style-name="P6"/>
      <text:p text:style-name="P6"/>
      <text:p text:style-name="P6">Mackenzie Power</text:p>
      <text:p text:style-name="P6">Haotian Ma</text:p>
      <text:p text:style-name="P6">Ryan Tetland</text:p>
      <text:p text:style-name="P6">William Revell</text:p>
      <text:p text:style-name="P6">Mitchel Kovacs</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8">Table of Contents</text:p>
      <text:p text:style-name="P8"/>
      <text:p text:style-name="P9"><text:span text:style-name="T1">Architecture</text:span><text:span text:style-name="T3"> …………………………...…………...………………………….0</text:span><text:span text:style-name="T4">3</text:span></text:p>
      <text:p text:style-name="P11"/>
      <text:p text:style-name="P9"><text:span text:style-name="T1">Architecture Walkthrough</text:span><text:span text:style-name="T4">…………………</text:span><text:span text:style-name="T3">…………………………………..0</text:span><text:span text:style-name="T4">3</text:span></text:p>
      <text:p text:style-name="P11"/>
      <text:p text:style-name="P9"><text:span text:style-name="T1">Complex Code</text:span> <text:span text:style-name="T3">……………..………………………………………………….0</text:span><text:span text:style-name="T4">3</text:span></text:p>
      <text:p text:style-name="P12"/>
      <text:p text:style-name="P10">Changes to Architecture<text:span text:style-name="T3">……………………………………………………….03</text:span></text:p>
      <text:p text:style-name="P10"/>
      <text:p text:style-name="P10">External Libraries<text:span text:style-name="T3">……………………………………………………………...04</text:span></text:p>
      <text:p text:style-name="P11"/>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Architecture</text:p>
      <text:p text:style-name="P3"><text:tab/>The architecture that BattleBots implements is Model-View-Controller. This architecture is separated into three distinct parts. The Controller starts up the game and interacts with the View to coordinate what should be displayed to the user. The View displays the GUI's and takes the users input. The Model contains the information and structure of the game. It interacts with controller and keeps track of the current state of the game. With traditional Model-View-Controller architecture there is supposed to be no interactions between the Model and the View, but we do violate this slightly for reasons that will be explained.</text:p>
      <text:p text:style-name="P3"/>
      <text:p text:style-name="P3"/>
      <text:p text:style-name="P4">Architecture Walkthrough</text:p>
      <text:p text:style-name="P3"><text:tab/>The main class is the GameController class which <text:span text:style-name="T5">essentially represents the controller of our architecture.</text:span> From there, the program <text:span text:style-name="T6">creates a JSON object to </text:span>initializes default AI code <text:span text:style-name="T6">to use later</text:span>, and tells the view to start up and display the first GUI. When the user interacts with the GUI, the View sends the controller the users input. All of this is done prior to the actual game being started. Once the user provides the necessary information the controller needs (such as the number of <text:span text:style-name="T6">p</text:span>layers, number of humans, which AI code to use, and the board size) the controller interacts with the Model to initialize the game and create the proper number of robots, AI robots, etc, and add them to their team. We have a Gang, and a GangAI class to keep track of which robots are a part of each team. The GameController class then puts the created robots into lists to keep track of their current state. The GameController also initializes each robots starting position on the gameboard. To do this we designed the GameBoard class to be a two dimensional array of Hex spaces. In the Hex class we described each hexagon to have a list of robots. This list contains all of the robots that are on the space at a given time. While the game is running, the View <text:span text:style-name="T5">receives</text:span> input from the user in the GamePanel class, which acts as a secondary controller, by taking the input <text:s/>and updating the state of the game. We made this class to more efficiently translate the input into changing the game state. This is because the GamePanel is responsible for detecting when the user moves a robot, or shoots at a Hex space. <text:s/><text:span text:style-name="T6">A</text:span>fter that happens, the model must know how these actions changed the state of the game. This is why we decided to violate the traditional Model-View-Controller architecture by allowing <text:span text:style-name="T6">communication</text:span> between the GamePanel and the Model classes Gameboard, Hex, and Robot. If there are AI robots in the game we needed a class to convert the forth code that the AI uses into Java. <text:span text:style-name="T6">In order</text:span> <text:span text:style-name="T6">to do</text:span> this, we created a <text:span text:style-name="T6">Interpreter</text:span> and wordTranslator class that takes forth code and translates from JSON to usable Java robot AI code. <text:span text:style-name="T6">While those classes are put into their own separate package, they are technically part of the model since they only interact with the controller of other model classes. <text:s/>The Execute class is just an interface for the WordTranslator and Interpreter classes. <text:s/></text:span>During game play, the AI robots statistics are kept track of and when each game is finished, the View will display these statistics.</text:p>
      <text:p text:style-name="P3"/>
      <text:p text:style-name="P4">Complex Code</text:p>
      <text:p text:style-name="P3"><text:tab/>One complex part of the code that we did not design prior to coding was the <text:span text:style-name="T7">W</text:span>ordTranslator class. This class is essentially a dictionary of strings in a <text:span text:style-name="T7">H</text:span>ashMap after the Interpreter has turned the JSON code into a stack the wordTranslator executes each string on the stack in order. The hashMap contains many pre-coded entries with corresponding anonymous functions, but can also dynamically create variables and functions and insert their keys into the <text:span text:style-name="T8">H</text:span>ashMap. <text:s/><text:span text:style-name="T8">The Interpreter class is responsible for executing the code by taking in a Robot and JSONObject as parameters and calling the on the WordTranslator class. <text:s/>The Interpreter also has many functions that can retrieve specific robot statistics values from a given JSONObject. <text:s/>It is important to note that in order to interpret anything stored in a JSONObject (whether it is a specific statistic value or Forth code) the Interpreter must be created as a new object. <text:s/>That object can then be used to execute the various functions. <text:s/>In addition to being the most complex aspect of the program's code, The Interpreter and </text:span><text:soft-page-break/><text:span text:style-name="T8">WordTranslator also represent one of the largest changes we made to our architecture. <text:s/>They were not present in the initial design document but were included during construction.</text:span></text:p>
      <text:p text:style-name="P3"/>
      <text:p text:style-name="P3"/>
      <text:p text:style-name="P4">Changes to Architecture</text:p>
      <text:p text:style-name="P3"><text:tab/><text:span text:style-name="T9">Overall, there were relatively few changes made to the standard Model-View-Controller architecture employed in this program. <text:s/>We have a</text:span>dded an OverallGamePanel to put the gamePanel and <text:span text:style-name="T9">gameController</text:span> together <text:span text:style-name="T9">in a more </text:span>nicely formatted <text:span text:style-name="T9">way.</text:span> <text:s/><text:span text:style-name="T9">W</text:span>e also used the gamePanel class as a secondary controller class <text:span text:style-name="T9">at times which violated the standard architecture. <text:s/>This was done </text:span>to more directly and efficiently access and alter the state of the game. We decided that this was the right way to do it, even though it violated our architecture, because it is not as efficient as interacting through the controller. The controller does not need to know about this interaction. <text:s/><text:span text:style-name="T9">As mentioned previously, the WordTranslator and Interpreter are in their own packages even though technically they should be added to the model classes. <text:s/>Both classes follow the rules of only ever interacting with the controller and other model classes.</text:span></text:p>
      <text:p text:style-name="P3"><text:s text:c="2"/></text:p>
      <text:p text:style-name="P4">External Libraries</text:p>
      <text:p text:style-name="P2"><text:span text:style-name="T2"><text:tab/>The only external Library used in this program is the JSON.Simple library found online at </text:span><text:a xlink:type="simple" xlink:href="https://www.mkyong.com/java/json-simple-example-read-and-write-json/" text:style-name="Internet_20_link" text:visited-style-name="Visited_20_Internet_20_Link"><text:span text:style-name="T2">https://www.mkyong.com/java/json-simple-example-read-and-write-jso</text:span></text:a><text:span text:style-name="T2">n/. This library imports the ability to store JSON files as objects and actually create JSON objects and code. <text:s/>It comes with functions that allow for accessing, removing, manipulating, and adding to various JSON code and obtaining values stored in keys. <text:s/>JSONArrays and JSONObjects were theonly two utilities utilized from the library. <text:s/>For a detailed comprehensive list of all functions and utilities included in the library that was not used in this program, please see the link above.</text:span></text:p>
      <text:p text:style-name="P3"><text:s text:c="2"/></text:p>
      <text:p text:style-name="P3"><text:s text:c="2"/></text:p>
      <text:p text:style-name="P3"><text:s text:c="2"/></text:p>
      <text:p text:style-name="P3"/>
      <text:p text:style-name="P3"><text:s text:c="2"/></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25320" officeooo:paragraph-rsid="0012532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9T20:47:35.784138291</dc:date>
    <meta:editing-duration>PT50M22S</meta:editing-duration>
    <meta:editing-cycles>7</meta:editing-cycles>
    <meta:generator>LibreOffice/4.4.7.2$Linux_X86_64 LibreOffice_project/40$Build-2</meta:generator>
    <meta:document-statistic meta:table-count="0" meta:image-count="0" meta:object-count="0" meta:page-count="4" meta:paragraph-count="29" meta:word-count="1022" meta:character-count="6425" meta:non-whitespace-character-count="5391"/>
  </office:meta>
</office:document-meta>
</file>